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1" table:style-name="ta1">
        <table:shapes>
          <draw:frame draw:z-index="0" draw:style-name="gr1" draw:text-style-name="P1" svg:width="453.26pt" svg:height="255.23pt" svg:x="512.56pt" svg:y="21.09pt">
            <loext:p draw:notify-on-update-of-ranges="graph1.A1:graph1.A101 graph1.B1:graph1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6pt" svg:x="579.63pt" svg:y="270.31pt">
            <loext:p draw:notify-on-update-of-ranges="graph1.D1:graph1.D101 graph1.E1:graph1.E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07.12pt" svg:y="531.38pt">
            <loext:p draw:notify-on-update-of-ranges="graph1.G1:graph1.G101 graph1.H1:graph1.H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75" calcext:value-type="float">
            <text:p>0.997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499" calcext:value-type="float">
            <text:p>0.04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995" calcext:value-type="float">
            <text:p>0.099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776" calcext:value-type="float">
            <text:p>0.977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1483" calcext:value-type="float">
            <text:p>0.148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604" calcext:value-type="float">
            <text:p>0.960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385" calcext:value-type="float">
            <text:p>0.938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423" calcext:value-type="float">
            <text:p>0.242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12" calcext:value-type="float">
            <text:p>0.91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867" calcext:value-type="float">
            <text:p>0.286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812" calcext:value-type="float">
            <text:p>0.881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29" calcext:value-type="float">
            <text:p>0.32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463" calcext:value-type="float">
            <text:p>0.846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688" calcext:value-type="float">
            <text:p>0.368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758" calcext:value-type="float">
            <text:p>0.075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075" calcext:value-type="float">
            <text:p>0.807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059" calcext:value-type="float">
            <text:p>0.405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946" calcext:value-type="float">
            <text:p>0.0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52" calcext:value-type="float">
            <text:p>0.76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01" calcext:value-type="float">
            <text:p>0.44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196" calcext:value-type="float">
            <text:p>0.719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709" calcext:value-type="float">
            <text:p>0.470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366" calcext:value-type="float">
            <text:p>0.136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711" calcext:value-type="float">
            <text:p>0.671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4983" calcext:value-type="float">
            <text:p>0.498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593" calcext:value-type="float">
            <text:p>0.15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201" calcext:value-type="float">
            <text:p>0.62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669" calcext:value-type="float">
            <text:p>0.566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5419" calcext:value-type="float">
            <text:p>0.541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2074" calcext:value-type="float">
            <text:p>0.20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118" calcext:value-type="float">
            <text:p>0.511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579" calcext:value-type="float">
            <text:p>0.557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321" calcext:value-type="float">
            <text:p>0.232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554" calcext:value-type="float">
            <text:p>0.455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5699" calcext:value-type="float">
            <text:p>0.569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98" calcext:value-type="float">
            <text:p>0.39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5778" calcext:value-type="float">
            <text:p>0.577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2817" calcext:value-type="float">
            <text:p>0.281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5815" calcext:value-type="float">
            <text:p>0.581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3061" calcext:value-type="float">
            <text:p>0.306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818" calcext:value-type="float">
            <text:p>0.281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5812" calcext:value-type="float">
            <text:p>0.581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39" calcext:value-type="float">
            <text:p>0.22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767" calcext:value-type="float">
            <text:p>0.57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528" calcext:value-type="float">
            <text:p>0.352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666" calcext:value-type="float">
            <text:p>0.166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5683" calcext:value-type="float">
            <text:p>0.568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104" calcext:value-type="float">
            <text:p>0.110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556" calcext:value-type="float">
            <text:p>0.55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951" calcext:value-type="float">
            <text:p>0.395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555" calcext:value-type="float">
            <text:p>0.055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5399" calcext:value-type="float">
            <text:p>0.539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4139" calcext:value-type="float">
            <text:p>0.413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5202" calcext:value-type="float">
            <text:p>0.520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0484" calcext:value-type="float">
            <text:p>-0.048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4971" calcext:value-type="float">
            <text:p>0.497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4461" calcext:value-type="float">
            <text:p>0.446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0968" calcext:value-type="float">
            <text:p>-0.096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4708" calcext:value-type="float">
            <text:p>0.470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1425" calcext:value-type="float">
            <text:p>-0.142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4416" calcext:value-type="float">
            <text:p>0.44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4696" calcext:value-type="float">
            <text:p>0.469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4097" calcext:value-type="float">
            <text:p>0.409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4777" calcext:value-type="float">
            <text:p>0.477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0.2243" calcext:value-type="float">
            <text:p>-0.22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3754" calcext:value-type="float">
            <text:p>0.375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4832" calcext:value-type="float">
            <text:p>0.48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601" calcext:value-type="float">
            <text:p>-0.26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91" calcext:value-type="float">
            <text:p>0.33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861" calcext:value-type="float">
            <text:p>0.486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921" calcext:value-type="float">
            <text:p>-0.292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3009" calcext:value-type="float">
            <text:p>0.300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4862" calcext:value-type="float">
            <text:p>0.486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0.3203" calcext:value-type="float">
            <text:p>-0.320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2613" calcext:value-type="float">
            <text:p>0.261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4836" calcext:value-type="float">
            <text:p>0.483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0.3444" calcext:value-type="float">
            <text:p>-0.344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2207" calcext:value-type="float">
            <text:p>0.220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4781" calcext:value-type="float">
            <text:p>0.478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0.3645" calcext:value-type="float">
            <text:p>-0.364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1792" calcext:value-type="float">
            <text:p>0.179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4699" calcext:value-type="float">
            <text:p>0.469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3805" calcext:value-type="float">
            <text:p>-0.380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373" calcext:value-type="float">
            <text:p>0.137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4589" calcext:value-type="float">
            <text:p>0.458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3924" calcext:value-type="float">
            <text:p>-0.392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0954" calcext:value-type="float">
            <text:p>0.095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0.4004" calcext:value-type="float">
            <text:p>-0.400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0537" calcext:value-type="float">
            <text:p>0.053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4291" calcext:value-type="float">
            <text:p>0.429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0.4046" calcext:value-type="float">
            <text:p>-0.404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0126" calcext:value-type="float">
            <text:p>0.012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4106" calcext:value-type="float">
            <text:p>0.410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0.4052" calcext:value-type="float">
            <text:p>-0.405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-0.0276" calcext:value-type="float">
            <text:p>-0.027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4028" calcext:value-type="float">
            <text:p>-0.40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0667" calcext:value-type="float">
            <text:p>-0.0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677" calcext:value-type="float">
            <text:p>0.367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3979" calcext:value-type="float">
            <text:p>-0.397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-0.1045" calcext:value-type="float">
            <text:p>-0.104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3916" calcext:value-type="float">
            <text:p>-0.391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-0.1407" calcext:value-type="float">
            <text:p>-0.140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3851" calcext:value-type="float">
            <text:p>-0.385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-0.1753" calcext:value-type="float">
            <text:p>-0.175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3804" calcext:value-type="float">
            <text:p>-0.380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-0.2084" calcext:value-type="float">
            <text:p>-0.208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3804" calcext:value-type="float">
            <text:p>-0.380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0.2403" calcext:value-type="float">
            <text:p>-0.240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2597" calcext:value-type="float">
            <text:p>0.259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3891" calcext:value-type="float">
            <text:p>-0.389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-0.2714" calcext:value-type="float">
            <text:p>-0.271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4124" calcext:value-type="float">
            <text:p>-0.412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-0.3028" calcext:value-type="float">
            <text:p>-0.302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4586" calcext:value-type="float">
            <text:p>-0.458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5395" calcext:value-type="float">
            <text:p>-0.539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-0.3733" calcext:value-type="float">
            <text:p>-0.373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72" calcext:value-type="float">
            <text:p>-0.6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4183" calcext:value-type="float">
            <text:p>-0.41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0.8796" calcext:value-type="float">
            <text:p>-0.879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-0.4762" calcext:value-type="float">
            <text:p>-0.476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6014" calcext:value-type="float">
            <text:p>0.601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1.1953" calcext:value-type="float">
            <text:p>-1.19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-0.5546" calcext:value-type="float">
            <text:p>-0.554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1.665" calcext:value-type="float">
            <text:p>-1.66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-0.6643" calcext:value-type="float">
            <text:p>-0.664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1.2822" calcext:value-type="float">
            <text:p>1.282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2.3523" calcext:value-type="float">
            <text:p>-2.352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-0.8211" calcext:value-type="float">
            <text:p>-0.821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.9061" calcext:value-type="float">
            <text:p>1.906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3.3447" calcext:value-type="float">
            <text:p>-3.344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-1.0467" calcext:value-type="float">
            <text:p>-1.046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833" calcext:value-type="float">
            <text:p>2.8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4.7619" calcext:value-type="float">
            <text:p>-4.761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-1.3721" calcext:value-type="float">
            <text:p>-1.372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4.193" calcext:value-type="float">
            <text:p>4.19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6.7668" calcext:value-type="float">
            <text:p>-6.766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-1.8403" calcext:value-type="float">
            <text:p>-1.840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6.1685" calcext:value-type="float">
            <text:p>6.168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9.5801" calcext:value-type="float">
            <text:p>-9.580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-2.5106" calcext:value-type="float">
            <text:p>-2.510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.0134" calcext:value-type="float">
            <text:p>9.013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13.4989" calcext:value-type="float">
            <text:p>-13.498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-3.4651" calcext:value-type="float">
            <text:p>-3.465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8.9216" calcext:value-type="float">
            <text:p>-18.92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4.8158" calcext:value-type="float">
            <text:p>-4.81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.8535" calcext:value-type="float">
            <text:p>18.853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26.3793" calcext:value-type="float">
            <text:p>-26.379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-6.7153" calcext:value-type="float">
            <text:p>-6.715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6.9998" calcext:value-type="float">
            <text:p>26.999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36.5771" calcext:value-type="float">
            <text:p>-36.577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-9.3704" calcext:value-type="float">
            <text:p>-9.370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38.4278" calcext:value-type="float">
            <text:p>38.427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50.4466" calcext:value-type="float">
            <text:p>-50.446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-13.0596" calcext:value-type="float">
            <text:p>-13.059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54.3717" calcext:value-type="float">
            <text:p>54.371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69.2134" calcext:value-type="float">
            <text:p>-69.213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-18.1563" calcext:value-type="float">
            <text:p>-18.156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76.5004" calcext:value-type="float">
            <text:p>76.500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94.4825" calcext:value-type="float">
            <text:p>-94.48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-25.1588" calcext:value-type="float">
            <text:p>-25.158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07.0595" calcext:value-type="float">
            <text:p>107.05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128.3473" calcext:value-type="float">
            <text:p>-128.347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-34.7291" calcext:value-type="float">
            <text:p>-34.729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149.0576" calcext:value-type="float">
            <text:p>149.057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173.5267" calcext:value-type="float">
            <text:p>-173.526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-47.7426" calcext:value-type="float">
            <text:p>-47.742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06.5085" calcext:value-type="float">
            <text:p>206.508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233.5389" calcext:value-type="float">
            <text:p>-233.538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-65.3521" calcext:value-type="float">
            <text:p>-65.352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284.7437" calcext:value-type="float">
            <text:p>284.743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312.9177" calcext:value-type="float">
            <text:p>-312.917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-89.0692" calcext:value-type="float">
            <text:p>-89.069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390.8168" calcext:value-type="float">
            <text:p>390.8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17.4851" calcext:value-type="float">
            <text:p>-417.48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20.8678" calcext:value-type="float">
            <text:p>-120.86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34.0226" calcext:value-type="float">
            <text:p>534.022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554.6895" calcext:value-type="float">
            <text:p>-554.689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-163.316" calcext:value-type="float">
            <text:p>-163.31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726.5616" calcext:value-type="float">
            <text:p>726.561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734.0271" calcext:value-type="float">
            <text:p>-734.027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-219.7416" calcext:value-type="float">
            <text:p>-219.741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4.3887" calcext:value-type="float">
            <text:p>984.388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967.5632" calcext:value-type="float">
            <text:p>-967.563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-294.441" calcext:value-type="float">
            <text:p>-294.44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1328.2919" calcext:value-type="float">
            <text:p>1328.291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1270.5764" calcext:value-type="float">
            <text:p>-1270.576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-392.9413" calcext:value-type="float">
            <text:p>-392.941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785.2599" calcext:value-type="float">
            <text:p>1785.259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1662.352" calcext:value-type="float">
            <text:p>-1662.35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-522.3277" calcext:value-type="float">
            <text:p>-522.327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2390.2099" calcext:value-type="float">
            <text:p>2390.209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2167.1564" calcext:value-type="float">
            <text:p>-2167.156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-691.6524" calcext:value-type="float">
            <text:p>-691.652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3188.1642" calcext:value-type="float">
            <text:p>3188.164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2815.43" calcext:value-type="float">
            <text:p>-2815.4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-912.4414" calcext:value-type="float">
            <text:p>-912.441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4236.9833" calcext:value-type="float">
            <text:p>4236.98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3645.2442" calcext:value-type="float">
            <text:p>-3645.24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-1199.3244" calcext:value-type="float">
            <text:p>-1199.324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5610.7873" calcext:value-type="float">
            <text:p>5610.787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4704.0766" calcext:value-type="float">
            <text:p>-4704.076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-1570.8114" calcext:value-type="float">
            <text:p>-1570.811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7404.2279" calcext:value-type="float">
            <text:p>7404.2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050.9674" calcext:value-type="float">
            <text:p>-6050.96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050.2507" calcext:value-type="float">
            <text:p>-2050.25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37.806" calcext:value-type="float">
            <text:p>9737.80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7759.1328" calcext:value-type="float">
            <text:p>-7759.132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-2667.0061" calcext:value-type="float">
            <text:p>-2667.006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12764.4728" calcext:value-type="float">
            <text:p>12764.472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9919.1253" calcext:value-type="float">
            <text:p>-9919.125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-3457.8996" calcext:value-type="float">
            <text:p>-3457.899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16677.8037" calcext:value-type="float">
            <text:p>16677.803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-12642.6447" calcext:value-type="float">
            <text:p>-12642.644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-4468.9749" calcext:value-type="float">
            <text:p>-4468.974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21722.0911" calcext:value-type="float">
            <text:p>21722.091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16067.1247" calcext:value-type="float">
            <text:p>-16067.124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-5757.6485" calcext:value-type="float">
            <text:p>-5757.648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28204.7762" calcext:value-type="float">
            <text:p>28204.776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20361.2398" calcext:value-type="float">
            <text:p>-20361.239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-7395.3263" calcext:value-type="float">
            <text:p>-7395.326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36511.7227" calcext:value-type="float">
            <text:p>36511.722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25731.5025" calcext:value-type="float">
            <text:p>-25731.502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-9470.5791" calcext:value-type="float">
            <text:p>-9470.579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47125.9377" calcext:value-type="float">
            <text:p>47125.937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32430.1498" calcext:value-type="float">
            <text:p>-32430.149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-12092.9872" calcext:value-type="float">
            <text:p>-12092.987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60650.4617" calcext:value-type="float">
            <text:p>60650.461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40764.5513" calcext:value-type="float">
            <text:p>-40764.551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-15397.7853" calcext:value-type="float">
            <text:p>-15397.785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77836.2913" calcext:value-type="float">
            <text:p>77836.291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-51108.4104" calcext:value-type="float">
            <text:p>-51108.410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-19551.4615" calcext:value-type="float">
            <text:p>-19551.461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616.3649" calcext:value-type="float">
            <text:p>99616.36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3915.071" calcext:value-type="float">
            <text:p>-63915.0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4758.4902" calcext:value-type="float">
            <text:p>-24758.49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7146.8341" calcext:value-type="float">
            <text:p>127146.834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79733.2978" calcext:value-type="float">
            <text:p>-79733.297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-31269.415" calcext:value-type="float">
            <text:p>-31269.41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61857.0748" calcext:value-type="float">
            <text:p>161857.074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99225.9521" calcext:value-type="float">
            <text:p>-99225.952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-39390.5285" calcext:value-type="float">
            <text:p>-39390.528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05510.1605" calcext:value-type="float">
            <text:p>205510.160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123192.0534" calcext:value-type="float">
            <text:p>-123192.053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-49495.4433" calcext:value-type="float">
            <text:p>-49495.443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260275.832" calcext:value-type="float">
            <text:p>260275.83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152592.7944" calcext:value-type="float">
            <text:p>-152592.794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-62038.8955" calcext:value-type="float">
            <text:p>-62038.895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328818.3694" calcext:value-type="float">
            <text:p>328818.369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188582.1604" calcext:value-type="float">
            <text:p>-188582.160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-77573.1806" calcext:value-type="float">
            <text:p>-77573.180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414402.1964" calcext:value-type="float">
            <text:p>414402.196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232542.9073" calcext:value-type="float">
            <text:p>-232542.907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-96767.6855" calcext:value-type="float">
            <text:p>-96767.685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521018.55" calcext:value-type="float">
            <text:p>521018.5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286128.7627" calcext:value-type="float">
            <text:p>-286128.76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-120432.0578" calcext:value-type="float">
            <text:p>-120432.057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653537.1256" calcext:value-type="float">
            <text:p>653537.125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351313.8429" calcext:value-type="float">
            <text:p>-351313.842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-149543.6401" calcext:value-type="float">
            <text:p>-149543.640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817887.2821" calcext:value-type="float">
            <text:p>817887.282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430450.4257" calcext:value-type="float">
            <text:p>-430450.425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-185279.8966" calcext:value-type="float">
            <text:p>-185279.896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1021274.1744" calcext:value-type="float">
            <text:p>1021274.1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26336.382" calcext:value-type="float">
            <text:p>-526336.3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29056.6741" calcext:value-type="float">
            <text:p>-229056.67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72436.0806" calcext:value-type="float">
            <text:p>1272436.0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4:42:25.453860087</dc:date>
    <meta:editing-duration>PT9M13S</meta:editing-duration>
    <meta:editing-cycles>1</meta:editing-cycles>
    <meta:document-statistic meta:table-count="1" meta:cell-count="606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7.184cm" svg:y="0.316cm" chart:style-name="ch2">
          <text:p>Graph1</text:p>
        </chart:title>
        <chart:subtitle svg:x="7.475cm" svg:y="1.275cm" chart:style-name="ch3">
          <text:p>n==0</text:p>
        </chart:subtitle>
        <chart:legend chart:legend-position="end" svg:x="13.139cm" svg:y="4.203cm" style:legend-expansion="high" chart:style-name="ch4"/>
        <chart:plot-area chart:style-name="ch5" table:cell-range-address="graph1.A1:graph1.B101" chart:data-source-has-labels="column" svg:x="1.33cm" svg:y="2.138cm" svg:width="11.49cm" svg:height="5.706cm">
          <chartooo:coordinate-region svg:x="2.798cm" svg:y="2.337cm" svg:width="10.022cm" svg:height="5.308cm"/>
          <chart:axis chart:dimension="x" chart:name="primary-x" chart:style-name="ch6" chartooo:axis-type="auto">
            <chartooo:date-scale/>
            <chart:title svg:x="6.938cm" svg:y="8.024cm" chart:style-name="ch7">
              <text:p>x</text:p>
            </chart:title>
            <chart:categories table:cell-range-address="graph1.A1:graph1.A101"/>
          </chart:axis>
          <chart:axis chart:dimension="y" chart:name="primary-y" chart:style-name="ch6">
            <chart:title svg:x="0.451cm" svg:y="5.273cm" chart:style-name="ch8">
              <text:p>f(x)</text:p>
            </chart:title>
            <chart:grid chart:style-name="ch9" chart:class="major"/>
          </chart:axis>
          <chart:series chart:style-name="ch10" chart:values-cell-range-address="graph1.B1:graph1.B10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1.A1:graph1.A101</svg:desc>
                </draw:g>
              </table:table-cell>
              <table:table-cell office:value-type="float" office:value="1">
                <text:p>1</text:p>
                <draw:g>
                  <svg:desc>graph1.B1:graph1.B10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776">
                <text:p>0.977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604">
                <text:p>0.960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385">
                <text:p>0.938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463">
                <text:p>0.846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7196">
                <text:p>0.719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6711">
                <text:p>0.67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6201">
                <text:p>0.620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669">
                <text:p>0.5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5118">
                <text:p>0.511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4554">
                <text:p>0.455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2818">
                <text:p>0.2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9">
                <text:p>0.223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0.1425">
                <text:p>-0.142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185">
                <text:p>-0.18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0.2243">
                <text:p>-0.22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2601">
                <text:p>-0.260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0.2921">
                <text:p>-0.292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3203">
                <text:p>-0.320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0.3444">
                <text:p>-0.344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0.3645">
                <text:p>-0.364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3805">
                <text:p>-0.380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3924">
                <text:p>-0.3924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0.4004">
                <text:p>-0.400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0.4046">
                <text:p>-0.404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0.4052">
                <text:p>-0.40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028">
                <text:p>-0.402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0.3979">
                <text:p>-0.397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3916">
                <text:p>-0.3916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3851">
                <text:p>-0.385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3804">
                <text:p>-0.380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3804">
                <text:p>-0.3804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3891">
                <text:p>-0.3891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4124">
                <text:p>-0.412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4586">
                <text:p>-0.458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5395">
                <text:p>-0.53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72">
                <text:p>-0.67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0.8796">
                <text:p>-0.879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1.1953">
                <text:p>-1.195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1.665">
                <text:p>-1.66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2.3523">
                <text:p>-2.352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3.3447">
                <text:p>-3.344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4.7619">
                <text:p>-4.761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6.7668">
                <text:p>-6.766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9.5801">
                <text:p>-9.580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13.4989">
                <text:p>-13.49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8.9216">
                <text:p>-18.921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26.3793">
                <text:p>-26.379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36.5771">
                <text:p>-36.577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50.4466">
                <text:p>-50.446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69.2134">
                <text:p>-69.213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94.4825">
                <text:p>-94.482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128.3473">
                <text:p>-128.3473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173.5267">
                <text:p>-173.526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233.5389">
                <text:p>-233.538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312.9177">
                <text:p>-312.91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417.4851">
                <text:p>-417.4851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-554.6895">
                <text:p>-554.689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-734.0271">
                <text:p>-734.0271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-967.5632">
                <text:p>-967.5632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-1270.5764">
                <text:p>-1270.576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1662.352">
                <text:p>-1662.35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-2167.1564">
                <text:p>-2167.1564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2815.43">
                <text:p>-2815.4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-3645.2442">
                <text:p>-3645.2442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-4704.0766">
                <text:p>-4704.07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6050.9674">
                <text:p>-6050.9674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-7759.1328">
                <text:p>-7759.132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-9919.1253">
                <text:p>-9919.1253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-12642.6447">
                <text:p>-12642.6447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-16067.1247">
                <text:p>-16067.1247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20361.2398">
                <text:p>-20361.2398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-25731.5025">
                <text:p>-25731.502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-32430.1498">
                <text:p>-32430.149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-40764.5513">
                <text:p>-40764.551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-51108.4104">
                <text:p>-51108.4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63915.071">
                <text:p>-63915.07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-79733.2978">
                <text:p>-79733.297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-99225.9521">
                <text:p>-99225.9521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-123192.0534">
                <text:p>-123192.0534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-152592.7944">
                <text:p>-152592.794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-188582.1604">
                <text:p>-188582.160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232542.9073">
                <text:p>-232542.9073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-286128.7627">
                <text:p>-286128.762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-351313.8429">
                <text:p>-351313.842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-430450.4257">
                <text:p>-430450.42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526336.382">
                <text:p>-526336.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7.118cm" svg:y="0.316cm" chart:style-name="ch2">
          <text:p>Graph 2</text:p>
        </chart:title>
        <chart:subtitle svg:x="7.475cm" svg:y="1.275cm" chart:style-name="ch3">
          <text:p>n==1</text:p>
        </chart:subtitle>
        <chart:legend chart:legend-position="end" svg:x="13.139cm" svg:y="4.204cm" style:legend-expansion="high" chart:style-name="ch4"/>
        <chart:plot-area chart:style-name="ch5" table:cell-range-address="graph1.D1:graph1.E101" chart:data-source-has-labels="column" svg:x="1.33cm" svg:y="2.138cm" svg:width="11.49cm" svg:height="5.707cm">
          <chartooo:coordinate-region svg:x="2.798cm" svg:y="2.336cm" svg:width="10.022cm" svg:height="5.31cm"/>
          <chart:axis chart:dimension="x" chart:name="primary-x" chart:style-name="ch6" chartooo:axis-type="auto">
            <chartooo:date-scale/>
            <chart:title svg:x="6.938cm" svg:y="8.025cm" chart:style-name="ch7">
              <text:p>x</text:p>
            </chart:title>
            <chart:categories table:cell-range-address="graph1.D1:graph1.D101"/>
          </chart:axis>
          <chart:axis chart:dimension="y" chart:name="primary-y" chart:style-name="ch6">
            <chart:title svg:x="0.451cm" svg:y="5.273cm" chart:style-name="ch8">
              <text:p>f(x)</text:p>
            </chart:title>
            <chart:grid chart:style-name="ch9" chart:class="major"/>
          </chart:axis>
          <chart:series chart:style-name="ch10" chart:values-cell-range-address="graph1.E1:graph1.E10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1.D1:graph1.D101</svg:desc>
                </draw:g>
              </table:table-cell>
              <table:table-cell office:value-type="float" office:value="0">
                <text:p>0</text:p>
                <draw:g>
                  <svg:desc>graph1.E1:graph1.E10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483">
                <text:p>0.148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423">
                <text:p>0.242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867">
                <text:p>0.28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88">
                <text:p>0.368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059">
                <text:p>0.40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401">
                <text:p>0.440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4983">
                <text:p>0.498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419">
                <text:p>0.541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5579">
                <text:p>0.557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5699">
                <text:p>0.569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5778">
                <text:p>0.577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5815">
                <text:p>0.581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5812">
                <text:p>0.58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67">
                <text:p>0.576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5399">
                <text:p>0.539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5202">
                <text:p>0.520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971">
                <text:p>0.497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4708">
                <text:p>0.470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4416">
                <text:p>0.441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4097">
                <text:p>0.409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3754">
                <text:p>0.37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91">
                <text:p>0.339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3009">
                <text:p>0.300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2613">
                <text:p>0.261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2207">
                <text:p>0.220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1373">
                <text:p>0.137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667">
                <text:p>-0.066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0.1045">
                <text:p>-0.104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1407">
                <text:p>-0.1407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1753">
                <text:p>-0.175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2084">
                <text:p>-0.208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2403">
                <text:p>-0.240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2714">
                <text:p>-0.271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3028">
                <text:p>-0.3028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3733">
                <text:p>-0.37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4183">
                <text:p>-0.418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0.4762">
                <text:p>-0.476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0.5546">
                <text:p>-0.554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6643">
                <text:p>-0.664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8211">
                <text:p>-0.821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1.0467">
                <text:p>-1.046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1.3721">
                <text:p>-1.3721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1.8403">
                <text:p>-1.840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2.5106">
                <text:p>-2.5106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3.4651">
                <text:p>-3.46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4.8158">
                <text:p>-4.8158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6.7153">
                <text:p>-6.715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9.3704">
                <text:p>-9.3704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13.0596">
                <text:p>-13.059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18.1563">
                <text:p>-18.156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25.1588">
                <text:p>-25.158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34.7291">
                <text:p>-34.7291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47.7426">
                <text:p>-47.742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65.3521">
                <text:p>-65.352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89.0692">
                <text:p>-89.069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20.8678">
                <text:p>-120.8678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-163.316">
                <text:p>-163.316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-219.7416">
                <text:p>-219.741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-294.441">
                <text:p>-294.44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-392.9413">
                <text:p>-392.941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522.3277">
                <text:p>-522.327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-691.6524">
                <text:p>-691.6524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912.4414">
                <text:p>-912.441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-1199.3244">
                <text:p>-1199.3244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-1570.8114">
                <text:p>-1570.81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2050.2507">
                <text:p>-2050.2507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-2667.0061">
                <text:p>-2667.0061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-3457.8996">
                <text:p>-3457.8996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-4468.9749">
                <text:p>-4468.974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-5757.6485">
                <text:p>-5757.648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7395.3263">
                <text:p>-7395.3263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-9470.5791">
                <text:p>-9470.5791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-12092.9872">
                <text:p>-12092.987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-15397.7853">
                <text:p>-15397.785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-19551.4615">
                <text:p>-19551.46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24758.4902">
                <text:p>-24758.4902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-31269.415">
                <text:p>-31269.41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-39390.5285">
                <text:p>-39390.528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-49495.4433">
                <text:p>-49495.4433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-62038.8955">
                <text:p>-62038.895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-77573.1806">
                <text:p>-77573.1806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96767.6855">
                <text:p>-96767.685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-120432.0578">
                <text:p>-120432.0578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-149543.6401">
                <text:p>-149543.640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-185279.8966">
                <text:p>-185279.89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229056.6741">
                <text:p>-229056.6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76cm" svg:y="0.316cm" chart:style-name="ch2">
          <text:p>graph 3</text:p>
        </chart:title>
        <chart:subtitle svg:x="7.48cm" svg:y="1.275cm" chart:style-name="ch3">
          <text:p>n==2</text:p>
        </chart:subtitle>
        <chart:legend chart:legend-position="end" svg:x="13.148cm" svg:y="4.201cm" style:legend-expansion="high" chart:style-name="ch4"/>
        <chart:plot-area chart:style-name="ch5" table:cell-range-address="graph1.G1:graph1.H101" chart:data-source-has-labels="column" svg:x="1.331cm" svg:y="2.138cm" svg:width="11.497cm" svg:height="5.701cm">
          <chartooo:coordinate-region svg:x="2.878cm" svg:y="2.317cm" svg:width="9.95cm" svg:height="4.636cm"/>
          <chart:axis chart:dimension="x" chart:name="primary-x" chart:style-name="ch6" chartooo:axis-type="auto">
            <chartooo:date-scale/>
            <chart:title svg:x="6.942cm" svg:y="8.019cm" chart:style-name="ch7">
              <text:p>x</text:p>
            </chart:title>
            <chart:categories table:cell-range-address="graph1.G1:graph1.G101"/>
          </chart:axis>
          <chart:axis chart:dimension="y" chart:name="primary-y" chart:style-name="ch6">
            <chart:title svg:x="0.451cm" svg:y="5.27cm" chart:style-name="ch8">
              <text:p>f(x)</text:p>
            </chart:title>
            <chart:grid chart:style-name="ch9" chart:class="major"/>
          </chart:axis>
          <chart:series chart:style-name="ch10" chart:values-cell-range-address="graph1.H1:graph1.H10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1.G1:graph1.G101</svg:desc>
                </draw:g>
              </table:table-cell>
              <table:table-cell office:value-type="float" office:value="0">
                <text:p>0</text:p>
                <draw:g>
                  <svg:desc>graph1.H1:graph1.H10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946">
                <text:p>0.09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49">
                <text:p>0.11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593">
                <text:p>0.159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2074">
                <text:p>0.207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2321">
                <text:p>0.232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2817">
                <text:p>0.281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3061">
                <text:p>0.306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3299">
                <text:p>0.32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528">
                <text:p>0.352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3746">
                <text:p>0.374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3951">
                <text:p>0.395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4139">
                <text:p>0.413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461">
                <text:p>0.446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4696">
                <text:p>0.469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4777">
                <text:p>0.477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4832">
                <text:p>0.48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61">
                <text:p>0.486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4862">
                <text:p>0.486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4836">
                <text:p>0.483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4781">
                <text:p>0.478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4699">
                <text:p>0.469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589">
                <text:p>0.458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4452">
                <text:p>0.4452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4291">
                <text:p>0.429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4106">
                <text:p>0.410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3443">
                <text:p>0.344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3204">
                <text:p>0.320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2972">
                <text:p>0.2972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2762">
                <text:p>0.276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2597">
                <text:p>0.259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34">
                <text:p>0.433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6014">
                <text:p>0.601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.2822">
                <text:p>1.282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9061">
                <text:p>1.906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.833">
                <text:p>2.83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4.193">
                <text:p>4.19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6.1685">
                <text:p>6.168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9.0134">
                <text:p>9.013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.8535">
                <text:p>18.853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6.9998">
                <text:p>26.999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38.4278">
                <text:p>38.427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54.3717">
                <text:p>54.3717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76.5004">
                <text:p>76.500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07.0595">
                <text:p>107.059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49.0576">
                <text:p>149.0576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06.5085">
                <text:p>206.508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84.7437">
                <text:p>284.7437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390.8168">
                <text:p>390.81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4.0226">
                <text:p>534.0226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726.5616">
                <text:p>726.5616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984.3887">
                <text:p>984.3887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328.2919">
                <text:p>1328.2919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785.2599">
                <text:p>1785.259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390.2099">
                <text:p>2390.209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3188.1642">
                <text:p>3188.1642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4236.9833">
                <text:p>4236.983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5610.7873">
                <text:p>5610.7873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7404.2279">
                <text:p>7404.22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37.806">
                <text:p>9737.806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12764.4728">
                <text:p>12764.472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6677.8037">
                <text:p>16677.8037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21722.0911">
                <text:p>21722.0911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8204.7762">
                <text:p>28204.776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36511.7227">
                <text:p>36511.7227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47125.9377">
                <text:p>47125.937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60650.4617">
                <text:p>60650.4617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77836.2913">
                <text:p>77836.291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99616.3649">
                <text:p>99616.36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7146.8341">
                <text:p>127146.834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161857.0748">
                <text:p>161857.074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05510.1605">
                <text:p>205510.160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60275.832">
                <text:p>260275.83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328818.3694">
                <text:p>328818.369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414402.1964">
                <text:p>414402.196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521018.55">
                <text:p>521018.5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653537.1256">
                <text:p>653537.125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17887.2821">
                <text:p>817887.282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021274.1744">
                <text:p>1021274.1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72436.0806">
                <text:p>1272436.08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